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1.3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1.5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55cm" svg:height="1.43cm" svg:x="3.342cm" svg:y="5.155cm">
          <text:p text:style-name="P1"><text:span text:style-name="T1">Lond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85cm" svg:height="1.057cm" svg:x="7.059cm" svg:y="7.953cm">
          <text:p text:style-name="P1"><text:span text:style-name="T1">Lil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99cm" svg:height="1.181cm" svg:x="8.986cm" svg:y="4.534cm">
          <text:p text:style-name="P1"><text:span text:style-name="T1">Malmö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98cm" svg:height="1.181cm" svg:x="5.84cm" svg:y="9.694cm">
          <text:p text:style-name="P1"><text:span text:style-name="T1">Par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22cm" svg:height="1.582cm" svg:x="10.271cm" svg:y="2.143cm">
          <text:p text:style-name="P1"><text:span text:style-name="T1">Stockho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912cm" svg:y1="6.399cm" svg:x2="6.132cm" svg:y2="9.694cm">
          <text:p/>
        </draw:line>
        <draw:line draw:style-name="gr2" draw:text-style-name="P1" draw:layer="layout" svg:x1="5.275cm" svg:y1="5.839cm" svg:x2="10.271cm" svg:y2="2.979cm">
          <text:p/>
        </draw:line>
        <draw:line draw:style-name="gr2" draw:text-style-name="P1" draw:layer="layout" svg:x1="8.058cm" svg:y1="8.016cm" svg:x2="9.485cm" svg:y2="5.653cm">
          <text:p/>
        </draw:line>
        <draw:line draw:style-name="gr2" draw:text-style-name="P1" draw:layer="layout" svg:x1="10.271cm" svg:y1="4.72cm" svg:x2="10.628cm" svg:y2="3.539cm">
          <text:p/>
        </draw:line>
        <draw:line draw:style-name="gr2" draw:text-style-name="P1" draw:layer="layout" svg:x1="7.131cm" svg:y1="9.881cm" svg:x2="7.488cm" svg:y2="8.886cm">
          <text:p/>
        </draw:line>
        <draw:custom-shape draw:style-name="gr3" draw:text-style-name="P1" draw:layer="layout" svg:width="5.994cm" svg:height="4.225cm" svg:x="4.562cm" svg:y="7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231cm" svg:height="5.042cm" svg:x="6.962cm" svg:y="1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421cm" svg:height="0.806cm" svg:x="2.093cm" svg:y="4.637cm">
          <draw:text-box>
            <text:p><text:span text:style-name="T2">UK</text:span></text:p>
          </draw:text-box>
        </draw:frame>
        <draw:custom-shape draw:style-name="gr3" draw:text-style-name="P1" draw:layer="layout" svg:width="5.195cm" svg:height="4.725cm" svg:x="1.293cm" svg:y="3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585cm" svg:height="0.806cm" svg:x="8.069cm" svg:y="9.655cm">
          <draw:text-box>
            <text:p><text:span text:style-name="T2">France</text:span></text:p>
          </draw:text-box>
        </draw:frame>
        <draw:frame draw:style-name="gr6" draw:text-style-name="P3" draw:layer="layout" svg:width="2.902cm" svg:height="1.223cm" svg:x="7.159cm" svg:y="2.543cm">
          <draw:text-box>
            <text:p><text:span text:style-name="T2">Swed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2T14:41:54</meta:creation-date>
    <dc:date>2012-09-12T15:03:47</dc:date>
    <meta:editing-duration>PT6M35S</meta:editing-duration>
    <meta:editing-cycles>6</meta:editing-cycles>
    <meta:generator>LibreOffice/3.5$MacOSX_x86 LibreOffice_project/e0fbe70-dcba98b-297ab39-994e618-0f858f0</meta:generator>
    <meta:document-statistic meta:object-count="16"/>
  </office:meta>
</office:document-meta>
</file>